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rchitektura oparta o założenie IoC</text:p>
      <text:p text:style-name="Standard">Struktura pakietów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7-28T11:38:48.37</meta:creation-date>
    <meta:document-statistic meta:table-count="0" meta:image-count="0" meta:object-count="0" meta:page-count="1" meta:paragraph-count="2" meta:word-count="7" meta:character-count="53"/>
    <dc:date>2009-07-28T11:41:02.73</dc:date>
    <meta:editing-duration>PT00H02M14S</meta:editing-duration>
    <meta:editing-cycles>1</meta:editing-cycles>
    <meta:generator>OpenOffice.org/3.1$Win32 OpenOffice.org_project/310m11$Build-9399</meta:generator>
  </office:meta>
</office:document-meta>
</file>